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Lucida Grande" svg:font-family="'Lucida Grande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134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3.75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wrap-option="wrap" fo:border-left="none" fo:border-right="none" fo:border-top="none" style:vertical-align="middle"/>
      <style:text-properties style:font-name="Lucida Grande" fo:font-weight="bold" style:font-weight-asian="bold" style:font-weight-complex="bold"/>
    </style:style>
    <style:style style:name="ce2" style:family="table-cell" style:parent-style-name="Default">
      <style:table-cell-properties fo:wrap-option="wrap" fo:border="none" style:vertical-align="middle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middle"/>
      <style:text-properties style:font-name="Courier 10 Pitch"/>
    </style:style>
    <style:style style:name="ce4" style:family="table-cell" style:parent-style-name="Default">
      <style:table-cell-properties fo:wrap-option="wrap" fo:border="none" style:vertical-align="middle"/>
      <style:text-properties style:font-name="Lucida Grande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 style:vertical-align="middle"/>
      <style:text-properties style:font-name="Lucida Grande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Field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struct list_head</text:p>
          </table:table-cell>
          <table:table-cell table:style-name="ce2" office:value-type="string">
            <text:p>md_list</text:p>
          </table:table-cell>
          <table:table-cell table:style-name="ce4" office:value-type="string">
            <text:p>hashtable for looking up MD through handle</text:p>
          </table:table-cell>
        </table:table-row>
        <table:table-row table:style-name="ro2">
          <table:table-cell table:style-name="ce2" office:value-type="string">
            <text:p>struct list_head</text:p>
          </table:table-cell>
          <table:table-cell office:value-type="string">
            <text:p>*ns_hash</text:p>
          </table:table-cell>
          <table:table-cell office:value-type="string">
            <text:p>hash table for all resources in this namespace</text:p>
          </table:table-cell>
        </table:table-row>
        <table:table-row table:style-name="ro2">
          <table:table-cell office:value-type="string">
            <text:p>__u32</text:p>
          </table:table-cell>
          <table:table-cell office:value-type="string">
            <text:p>ns_refcount</text:p>
          </table:table-cell>
          <table:table-cell office:value-type="string">
            <text:p>number of resources in the namespace</text:p>
          </table:table-cell>
        </table:table-row>
        <table:table-row table:style-name="ro2">
          <table:table-cell office:value-type="string">
            <text:p>struct list_head</text:p>
          </table:table-cell>
          <table:table-cell office:value-type="string">
            <text:p>ns_list_chain</text:p>
          </table:table-cell>
          <table:table-cell office:value-type="string">
            <text:p>circular list of all namespaces</text:p>
          </table:table-cell>
        </table:table-row>
        <table:table-row table:style-name="ro2">
          <table:table-cell office:value-type="string">
            <text:p>struct list_head</text:p>
          </table:table-cell>
          <table:table-cell office:value-type="string">
            <text:p>ns_unused_list</text:p>
          </table:table-cell>
          <table:table-cell office:value-type="string">
            <text:p>resources without any locks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ns_nr_unused</text:p>
          </table:table-cell>
          <table:table-cell office:value-type="string">
            <text:p>number of unused resources</text:p>
          </table:table-cell>
        </table:table-row>
        <table:table-row table:style-name="ro2">
          <table:table-cell office:value-type="string">
            <text:p>atomic_t</text:p>
          </table:table-cell>
          <table:table-cell office:value-type="string">
            <text:p>ns_locks</text:p>
          </table:table-cell>
          <table:table-cell office:value-type="string">
            <text:p>number of locks in this namespace</text:p>
          </table:table-cell>
        </table:table-row>
        <table:table-row table:style-name="ro2">
          <table:table-cell office:value-type="string">
            <text:p>__u64</text:p>
          </table:table-cell>
          <table:table-cell office:value-type="string">
            <text:p>ns_resources</text:p>
          </table:table-cell>
          <table:table-cell office:value-type="string">
            <text:p>number of resources in this namespace</text:p>
          </table:table-cell>
        </table:table-row>
        <table:table-row table:style-name="ro3">
          <table:table-cell office:value-type="string">
            <text:p>ldlm_res_policy</text:p>
          </table:table-cell>
          <table:table-cell office:value-type="string">
            <text:p>ns_policy</text:p>
          </table:table-cell>
          <table:table-cell office:value-type="string">
            <text:p>callback function when you have a lock request with intent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Lucida Grande" svg:font-family="'Lucida Grande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6">12/16/2008</text:date>, <text:time>13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iyi Wang</meta:initial-creator>
    <meta:creation-date>2008-11-03T16:49:15</meta:creation-date>
    <dc:creator>Feiyi Wang</dc:creator>
    <dc:date>2008-12-16T13:12:33</dc:date>
    <meta:editing-cycles>7</meta:editing-cycles>
    <meta:editing-duration>PT18M41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